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Heading_20_2">
      <style:text-properties officeooo:rsid="05735d0c" officeooo:paragraph-rsid="063722be"/>
    </style:style>
    <style:style style:name="P4" style:family="paragraph" style:parent-style-name="Heading_20_2">
      <style:text-properties officeooo:rsid="05735d0c" officeooo:paragraph-rsid="06498209"/>
    </style:style>
    <style:style style:name="P5" style:family="paragraph" style:parent-style-name="Heading_20_2">
      <style:text-properties officeooo:rsid="062227d4" officeooo:paragraph-rsid="065192a1"/>
    </style:style>
    <style:style style:name="P6" style:family="paragraph" style:parent-style-name="Heading_20_2">
      <style:text-properties officeooo:paragraph-rsid="066a6ba7"/>
    </style:style>
    <style:style style:name="P7" style:family="paragraph" style:parent-style-name="Heading_20_2">
      <style:text-properties officeooo:rsid="064764b7" officeooo:paragraph-rsid="063bad15" style:font-name-complex="David Libre"/>
    </style:style>
    <style:style style:name="P8" style:family="paragraph" style:parent-style-name="Text_20_body">
      <style:paragraph-properties fo:line-height="100%"/>
      <style:text-properties officeooo:rsid="04af6545" officeooo:paragraph-rsid="05da9cad"/>
    </style:style>
    <style:style style:name="P9" style:family="paragraph" style:parent-style-name="Text_20_body">
      <style:text-properties officeooo:rsid="06498209" officeooo:paragraph-rsid="06498209"/>
    </style:style>
    <style:style style:name="P10" style:family="paragraph" style:parent-style-name="Text_20_body">
      <style:paragraph-properties fo:line-height="100%"/>
      <style:text-properties officeooo:rsid="0625c719" officeooo:paragraph-rsid="065192a1"/>
    </style:style>
    <style:style style:name="P11" style:family="paragraph" style:parent-style-name="Text_20_body">
      <style:text-properties officeooo:rsid="0625c719" officeooo:paragraph-rsid="065192a1"/>
    </style:style>
    <style:style style:name="P12" style:family="paragraph" style:parent-style-name="Text_20_body">
      <style:text-properties fo:language="en" fo:country="US" officeooo:rsid="065192a1" officeooo:paragraph-rsid="065192a1"/>
    </style:style>
    <style:style style:name="P13" style:family="paragraph" style:parent-style-name="Text_20_body">
      <style:text-properties fo:language="en" fo:country="US" officeooo:rsid="065dc82a" officeooo:paragraph-rsid="0657ab40"/>
    </style:style>
    <style:style style:name="P14" style:family="paragraph" style:parent-style-name="Text_20_body">
      <style:text-properties officeooo:rsid="065192a1" officeooo:paragraph-rsid="065192a1"/>
    </style:style>
    <style:style style:name="P15" style:family="paragraph" style:parent-style-name="Text_20_body">
      <style:text-properties officeooo:rsid="0653885f" officeooo:paragraph-rsid="0653885f"/>
    </style:style>
    <style:style style:name="P16" style:family="paragraph" style:parent-style-name="Text_20_body">
      <style:text-properties officeooo:rsid="064d1d36" officeooo:paragraph-rsid="06637919"/>
    </style:style>
    <style:style style:name="P17" style:family="paragraph" style:parent-style-name="Text_20_body">
      <style:text-properties officeooo:rsid="06637919" officeooo:paragraph-rsid="06637919"/>
    </style:style>
    <style:style style:name="P18" style:family="paragraph" style:parent-style-name="Text_20_body">
      <style:text-properties officeooo:paragraph-rsid="0657ab40"/>
    </style:style>
    <style:style style:name="P19" style:family="paragraph" style:parent-style-name="Text_20_body">
      <style:text-properties officeooo:paragraph-rsid="0666e20c"/>
    </style:style>
    <style:style style:name="P20" style:family="paragraph" style:parent-style-name="Text_20_body">
      <style:text-properties officeooo:rsid="06694ff2" officeooo:paragraph-rsid="06694ff2"/>
    </style:style>
    <style:style style:name="P21" style:family="paragraph" style:parent-style-name="Heading_20_2">
      <style:paragraph-properties fo:text-align="end" style:justify-single-word="false" style:writing-mode="rl-tb"/>
      <style:text-properties fo:font-style="normal" officeooo:rsid="05edf9e3" officeooo:paragraph-rsid="064d1d36" style:font-style-asian="normal" style:font-style-complex="normal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5735d0c" officeooo:paragraph-rsid="066a6ba7" style:font-name-complex="David Libre"/>
    </style:style>
    <style:style style:name="P23" style:family="paragraph" style:parent-style-name="Text_20_body">
      <style:paragraph-properties fo:text-align="start" style:justify-single-word="false" style:writing-mode="lr-tb"/>
      <style:text-properties fo:font-style="italic" officeooo:rsid="05edf9e3" officeooo:paragraph-rsid="066a6ba7" style:font-style-asian="italic" style:font-style-complex="italic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25" style:family="paragraph" style:parent-style-name="Text_20_body">
      <style:paragraph-properties fo:margin-left="0in" fo:margin-right="0in" fo:line-height="120%" fo:text-align="end" style:justify-single-word="false" fo:text-indent="0in" style:auto-text-indent="false" style:writing-mode="rl-tb"/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26" style:family="paragraph" style:parent-style-name="Heading_20_1">
      <style:paragraph-properties fo:line-height="100%"/>
      <style:text-properties officeooo:rsid="05226f8d" officeooo:paragraph-rsid="04af6545"/>
    </style:style>
    <style:style style:name="P27" style:family="paragraph" style:parent-style-name="Text_20_body" style:list-style-name="L1">
      <style:text-properties officeooo:paragraph-rsid="0656cf9e"/>
    </style:style>
    <style:style style:name="P28" style:family="paragraph" style:parent-style-name="Text_20_body">
      <style:text-properties officeooo:paragraph-rsid="0656cf9e"/>
    </style:style>
    <style:style style:name="P29" style:family="paragraph" style:parent-style-name="Text_20_body">
      <style:text-properties officeooo:paragraph-rsid="06740782"/>
    </style:style>
    <style:style style:name="P30" style:family="paragraph" style:parent-style-name="Text_20_body">
      <style:text-properties officeooo:paragraph-rsid="067675e1"/>
    </style:style>
    <style:style style:name="P31" style:family="paragraph" style:parent-style-name="Text_20_body" style:list-style-name="L2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P32" style:family="paragraph" style:parent-style-name="Text_20_body" style:list-style-name="L3">
      <style:paragraph-properties fo:margin-top="0in" fo:margin-bottom="0in" style:contextual-spacing="false" fo:line-height="120%" fo:text-align="end" style:justify-single-word="false" style:writing-mode="rl-tb">
        <style:tab-stops>
          <style:tab-stop style:position="0.5in"/>
        </style:tab-stops>
      </style:paragraph-properties>
      <style:text-properties fo:color="#00000a" loext:opacity="100%" style:font-name="Courier New" fo:font-size="12pt" fo:language="en" fo:country="US" officeooo:paragraph-rsid="066a6ba7" style:font-size-asian="12pt" style:language-asian="en" style:country-asian="US" style:font-name-complex="David CLM" style:font-size-complex="12pt" style:language-complex="he" style:country-complex="IL"/>
    </style:style>
    <style:style style:name="T1" style:family="text">
      <style:text-properties officeooo:rsid="05ff79ad"/>
    </style:style>
    <style:style style:name="T2" style:family="text">
      <style:text-properties officeooo:rsid="063881e4"/>
    </style:style>
    <style:style style:name="T3" style:family="text">
      <style:text-properties officeooo:rsid="063bad15"/>
    </style:style>
    <style:style style:name="T4" style:family="text">
      <style:text-properties officeooo:rsid="06498209"/>
    </style:style>
    <style:style style:name="T5" style:family="text">
      <style:text-properties officeooo:rsid="065192a1"/>
    </style:style>
    <style:style style:name="T6" style:family="text">
      <style:text-properties officeooo:rsid="065537a4"/>
    </style:style>
    <style:style style:name="T7" style:family="text">
      <style:text-properties officeooo:rsid="0657ab40"/>
    </style:style>
    <style:style style:name="T8" style:family="text">
      <style:text-properties fo:language="en" fo:country="US" officeooo:rsid="065dc82a"/>
    </style:style>
    <style:style style:name="T9" style:family="text">
      <style:text-properties fo:language="en" fo:country="US" officeooo:rsid="0657ab40"/>
    </style:style>
    <style:style style:name="T10" style:family="text">
      <style:text-properties fo:language="en" fo:country="US" officeooo:rsid="066a6ba7"/>
    </style:style>
    <style:style style:name="T11" style:family="text">
      <style:text-properties fo:language="en" fo:country="US" officeooo:rsid="06707cd6"/>
    </style:style>
    <style:style style:name="T12" style:family="text">
      <style:text-properties fo:language="en" fo:country="US" officeooo:rsid="06713ac4"/>
    </style:style>
    <style:style style:name="T13" style:family="text">
      <style:text-properties fo:language="en" fo:country="US" officeooo:rsid="0673d949"/>
    </style:style>
    <style:style style:name="T14" style:family="text">
      <style:text-properties fo:language="en" fo:country="US" officeooo:rsid="067461aa"/>
    </style:style>
    <style:style style:name="T15" style:family="text">
      <style:text-properties officeooo:rsid="0658fae3"/>
    </style:style>
    <style:style style:name="T16" style:family="text">
      <style:text-properties officeooo:rsid="0663eedd"/>
    </style:style>
    <style:style style:name="T17" style:family="text">
      <style:text-properties officeooo:rsid="0666755f"/>
    </style:style>
    <style:style style:name="T18" style:family="text">
      <style:text-properties officeooo:rsid="0667b834"/>
    </style:style>
    <style:style style:name="T19" style:family="text">
      <style:text-properties officeooo:rsid="066ce225"/>
    </style:style>
    <style:style style:name="T20" style:family="text">
      <style:text-properties officeooo:rsid="0673d949"/>
    </style:style>
    <style:style style:name="T21" style:family="text">
      <style:text-properties fo:language="en" fo:country="US"/>
    </style:style>
    <style:style style:name="T22" style:family="text">
      <style:text-properties fo:language="en" fo:country="US" officeooo:rsid="0673d949"/>
    </style:style>
    <style:style style:name="T23" style:family="text">
      <style:text-properties fo:language="en" fo:country="US" officeooo:rsid="06740782"/>
    </style:style>
    <style:style style:name="T24" style:family="text">
      <style:text-properties fo:language="en" fo:country="US" officeooo:rsid="06713ac4"/>
    </style:style>
    <style:style style:name="T25" style:family="text">
      <style:text-properties fo:language="en" fo:country="US" officeooo:rsid="067461aa"/>
    </style:style>
    <style:style style:name="T26" style:family="text">
      <style:text-properties fo:language="en" fo:country="US" officeooo:rsid="063881e4"/>
    </style:style>
    <style:style style:name="T27" style:family="text">
      <style:text-properties style:font-name="Monospace" fo:language="en" fo:country="US" officeooo:rsid="0673d949" style:font-size-asian="10.5pt" style:font-name-complex="David CLM1" style:font-weight-complex="normal"/>
    </style:style>
    <style:style style:name="T28" style:family="text">
      <style:text-properties style:font-name="Monospace" fo:language="en" fo:country="US" officeooo:rsid="067461aa" style:font-size-asian="10.5pt" style:font-name-complex="David CLM1" style:font-weight-complex="normal"/>
    </style:style>
    <style:style style:name="T29" style:family="text">
      <style:text-properties style:font-name="Monospace" officeooo:rsid="067461aa" style:font-size-asian="10.5pt" style:font-name-complex="David CLM1" style:font-weight-complex="normal"/>
    </style:style>
    <style:style style:name="T30" style:family="text">
      <style:text-properties style:font-name="Monospace" officeooo:rsid="06752606" style:font-size-asian="10.5pt" style:font-name-complex="David CLM1" style:font-weight-complex="normal"/>
    </style:style>
    <style:style style:name="T31" style:family="text">
      <style:text-properties style:font-name="Monospace" officeooo:rsid="067581a5" style:font-size-asian="10.5pt" style:font-name-complex="David CLM1" style:font-weight-complex="normal"/>
    </style:style>
    <style:style style:name="T32" style:family="text">
      <style:text-properties style:font-name="Monospace" officeooo:rsid="06771dd9" style:font-size-asian="10.5pt" style:font-name-complex="David CLM1" style:font-weight-complex="normal"/>
    </style:style>
    <style:style style:name="T33" style:family="text">
      <style:text-properties officeooo:rsid="061f449d"/>
    </style:style>
    <style:style style:name="T34" style:family="text">
      <style:text-properties officeooo:rsid="067461aa"/>
    </style:style>
    <style:style style:name="T35" style:family="text">
      <style:text-properties officeooo:rsid="06752606"/>
    </style:style>
    <style:style style:name="T36" style:family="text">
      <style:text-properties officeooo:rsid="067581a5"/>
    </style:style>
    <style:style style:name="T37" style:family="text">
      <style:text-properties officeooo:rsid="06767424"/>
    </style:style>
    <style:style style:name="T38" style:family="text">
      <style:text-properties officeooo:rsid="067675e1"/>
    </style:style>
    <style:style style:name="T39" style:family="text">
      <style:text-properties officeooo:rsid="06771dd9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6" text:outline-level="1">מטלה - חלוקת שכר-<text:span text:style-name="T1">דירה</text:span></text:h>
      <text:p text:style-name="P8">יש לענות על שאלה אחת לבחירתכם. <text:span text:style-name="T15">שאלות המסומנות בכוכבית (*) מזכות בניקוד כפול.</text:span></text:p>
      <text:p text:style-name="P8"/>
      <text:p text:style-name="P5"><text:span text:style-name="T5">שאלה 1. </text:span>חלוקת שכר-דירה <text:span text:style-name="T5">בעזרת אתר</text:span> <text:span text:style-name="T5">ספלידיט</text:span></text:p>
      <text:p text:style-name="P12">באתר ספלידיט ישנה אפשרות לחלק שכר-דירה במודל הקרדינלי: <text:a xlink:type="simple" xlink:href="http://www.spliddit.org/apps/rent" text:style-name="Internet_20_link" text:visited-style-name="Visited_20_Internet_20_Link">http://www.spliddit.org/apps/rent</text:a> </text:p>
      <text:p text:style-name="P14">בעזרת האתר, מיצאו בעיית חלוקת שכר דירה לשלושה דיירים, שבה:</text:p>
      <text:p text:style-name="P11">א. כל השותפים משלמים בדיוק שליש משכר-הדירה;</text:p>
      <text:p text:style-name="P11">ב. שותף אחד משלם אפס, ושני השותפים האחרים משלמים בדיוק חצי משכר-הדירה;</text:p>
      <text:p text:style-name="P11">ג. שני שותפים משלמים אפס, והשותף השלישי משלם את כל שכר-הדירה.</text:p>
      <text:p text:style-name="P20">ד [רשות]. אחד השותפים משלם מחיר שלילי.</text:p>
      <text:p text:style-name="P15">בכל אחד מהמקרים, הסבירו <text:span text:style-name="T6">מדוע החלוקה המתקבלת היא הוגנת בהתאם למודל הקוואזי-ליניארי.</text:span> </text:p>
      <text:p text:style-name="P10"/>
      <text:p text:style-name="P3">שאלה <text:span text:style-name="T3">2: בעיית </text:span><text:span text:style-name="T20">תחנת המוניות</text:span></text:p>
      <text:p text:style-name="P29"><text:span text:style-name="T11">ב</text:span><text:span text:style-name="T13">תחנת מוניות עובדים </text:span><text:span text:style-name="T27">n </text:span><text:span text:style-name="T13">נהגים הנמצאים במקומות שונים. התחנה מקבלת </text:span><text:span text:style-name="T13">4n קריאות מנוסעים שונים. מנהל התחנה רוצה להקצות בדיוק 4 נוסעים לכל נהג. בנוסף, הוא רוצה לחסוך בדלק. </text:span><text:span text:style-name="T23">כל נהג נמצא במקום אחר, ולכן לכל נהג דרושה כמות דלק </text:span><text:span text:style-name="T13">שונה כדי להגיע לכל נוסע. </text:span></text:p>
      <text:p text:style-name="P28"><text:span text:style-name="T7">א. </text:span><text:span text:style-name="T33">תארו אלגוריתם </text:span><text:span text:style-name="T19">יעיל </text:span><text:span text:style-name="T33">המוצא חלוקת </text:span><text:span text:style-name="T29">נוסעים לנהגים, שבה הכמות הכוללת של דלק שהתחנה כולה צריכה להשקיע היא הקטנה ביותר.</text:span></text:p>
      <text:list xml:id="list2654474942" text:style-name="L1">
        <text:list-item>
          <text:p text:style-name="P27"><text:span text:style-name="T2">הקלט לאלגוריתם הוא מטריצה עם</text:span><text:span text:style-name="T26"> </text:span><text:span text:style-name="T14">n</text:span><text:span text:style-name="T26"> </text:span><text:span text:style-name="T2">שורות (שורה לכל </text:span><text:span text:style-name="T34">נהג</text:span><text:span text:style-name="T2">) ו-</text:span><text:span text:style-name="T28">4n </text:span><text:span text:style-name="T2">עמודות (עמודה לכל </text:span><text:span text:style-name="T34">נוסע</text:span><text:span text:style-name="T2">); כל תא מתאר את </text:span><text:span text:style-name="T35">כמות הדלק הדרושה לנהג בשורה, </text:span><text:span text:style-name="T30">כדי לשרת את הנוסע </text:span><text:span text:style-name="T2">בעמודה.</text:span></text:p>
        </text:list-item>
        <text:list-item>
          <text:p text:style-name="P27"><text:span text:style-name="T2">הפלט הוא: עבור כל </text:span><text:span text:style-name="T31">נהג</text:span><text:span text:style-name="T2">, איזה 4 </text:span><text:span text:style-name="T36">נוסעים </text:span><text:span text:style-name="T2">הוא צריך </text:span><text:span text:style-name="T36">לקחת</text:span><text:span text:style-name="T2">.</text:span></text:p>
        </text:list-item>
      </text:list>
      <text:p text:style-name="P30"><text:span text:style-name="T38">הוכיחו </text:span><text:span text:style-name="T32">שהאלגוריתם שלכם אכן מוצא השמה עם כמות הדלק המינימלית.</text:span></text:p>
      <text:p text:style-name="P18"><text:span text:style-name="T7">* ב [רשות]. ממשו את האלגוריתם בפייתון בעזרת הספריה </text:span><text:span text:style-name="T9">networkx. </text:span><text:span text:style-name="T8">הדגימו את האלגוריתם על מספר קלטים.</text:span></text:p>
      <text:p text:style-name="P13"/>
      <text:p text:style-name="P23"/>
      <text:p text:style-name="P6"><text:span text:style-name="T10">שאלה 3. </text:span>חלוקה הוגנת של ירושה עם בתים</text:p>
      <text:p text:style-name="P25">איל הנדל"ן הנודע דונאלד דאק נפטר בשיבה טובה והוריש לארבעת ילדיו ארבעה בתים וכן סכום-כסף נכבד.</text:p>
      <text:p text:style-name="P24"><text:soft-page-break/>עליכם לעזור להם לחלק ביניהם את הירושה בהתאם לדרישות הבאות:</text:p>
      <text:list xml:id="list3588631445" text:style-name="L2">
        <text:list-item>
          <text:p text:style-name="P31">כל אחד מהיורשים מקבל בית אחד בדיוק (וסכום-כסף כלשהו).</text:p>
        </text:list-item>
        <text:list-item>
          <text:p text:style-name="P31">אף יורש לא מקנא ביורשים האחרים.</text:p>
        </text:list-item>
        <text:list-item>
          <text:p text:style-name="P31">כל העיזבון מחולק בין היורשים.</text:p>
        </text:list-item>
      </text:list>
      <text:p text:style-name="P24"/>
      <text:p text:style-name="P25">א. כיתבו אלגוריתם, בעברית או בפסאודו-קוד, הפותר את הבעיה.</text:p>
      <text:p text:style-name="P24"/>
      <text:p text:style-name="P24">ב. הדגימו את האלגוריתם שכתבתם בסעיף א על מצב שבו ערכי הבתים בעיני היורשים הם (לפי הסדר):</text:p>
      <text:list xml:id="list3983534447" text:style-name="L3">
        <text:list-item>
          <text:p text:style-name="P32">בית: <text:s text:c="4"/>א <text:s text:c="4"/>ב <text:s text:c="3"/>ג <text:s text:c="4"/>ד</text:p>
        </text:list-item>
        <text:list-item>
          <text:p text:style-name="P32">מיקי: <text:s text:c="2"/>20, 40, 60, 80</text:p>
        </text:list-item>
        <text:list-item>
          <text:p text:style-name="P32">דייזי: <text:s text:c="2"/>30, 50, 70, 90</text:p>
        </text:list-item>
        <text:list-item>
          <text:p text:style-name="P32">גופי: <text:s text:c="3"/>40, 20, 80, 60</text:p>
        </text:list-item>
        <text:list-item>
          <text:p text:style-name="P32">פלוטו: <text:s/>50, 30, 90, 70 <text:s/></text:p>
        </text:list-item>
      </text:list>
      <text:p text:style-name="P24">וסכום הירושה הוא 1000. <text:s/>תארו בפירוט את פעולת האלגוריתם. הסבירו מי מקבל כל בית ואיך מתחלק הכסף.</text:p>
      <text:p text:style-name="P24"/>
      <text:p text:style-name="P22"/>
      <text:p text:style-name="P7"/>
      <text:p text:style-name="P4">שאלה <text:span text:style-name="T4">4: השמה ממקסמת סכום ערכים - סיבוכיות זמן ריצה</text:span></text:p>
      <text:p text:style-name="P19">א. <text:span text:style-name="T17">מהי סיבוכיות זמן הריצה של האלגוריתם הטוב ביותר המוכר כיום למציאת השמת חדרים לדיירים הממקסמת את סכום הערכים? (לפי ויקיפדיה).</text:span></text:p>
      <text:p text:style-name="P9">* ב <text:span text:style-name="T18">[רשות]</text:span>. בדקו ע"י ניסוי, מהי (בקירוב) סיבוכיות זמן הריצה של האלגוריתם max_weight_matching הממומש בספריה networkx של פייתון? (דרך אפשרית לבדוק היא להריץ את האלגוריתם על גרפים בגדלים שונים, לשרטט גרף של <text:span text:style-name="T37">לוגריתם </text:span>זמן הריצה כפונקציה של <text:span text:style-name="T37">לוגריתם </text:span>גודל הגרף, ולנסות להתאים פונקציה לגרף).</text:p>
      <text:p text:style-name="P9"/>
      <text:p text:style-name="P9"/>
      <text:p text:style-name="P21">שאלה <text:span text:style-name="T16">5</text:span>: יעילות פארטו בחלוקת שכר דירה</text:p>
      <text:p text:style-name="P17">כזכור, בבעיית חלוקת המשאבים הוכחנו, שכל השמה הממקסמת את סכום הערכים היא יעילה פארטו.</text:p>
      <text:p text:style-name="P17">הוכיחו, שבבעיית חלוקת חדרים ושכר-דירה, גם הכיוון ההפוך נכון: כל השמה יעילה פארטו ממקסמת את סכום הערכים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1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avid Libre" svg:font-family="'David Libre'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0-11-18T14:59:53.872000000</dc:date>
    <meta:editing-duration>P11DT6H57M18S</meta:editing-duration>
    <meta:editing-cycles>1475</meta:editing-cycles>
    <meta:document-statistic meta:table-count="0" meta:image-count="0" meta:object-count="0" meta:page-count="2" meta:paragraph-count="39" meta:word-count="480" meta:character-count="2684" meta:non-whitespace-character-count="2224"/>
  </office:meta>
</office:document-meta>
</file>